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3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4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5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7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4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5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6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3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3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5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51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52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8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3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3"/>
          </table:table-cell>
        </table:table-row>
        <table:table-row>
          <table:table-cell table:style-name="表4.A2" office:value-type="string">
            <text:p text:style-name="P13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4">#_ </text:span></text:p>
      <text:list xml:id="list3000257635888858626" text:style-name="L1">
        <text:list-item>
          <text:p text:style-name="P15">REVIEW </text:p>
        </text:list-item>
        <text:list-item>
          <text:p text:style-name="P15">TASK-1</text:p>
          <text:list>
            <text:list-item>
              <text:p text:style-name="P15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15"><text:span text:style-name="T4">#_ </text:span>“二酸化炭素 固定”</text:p>
                </text:list-item>
                <text:list-item>
                  <text:p text:style-name="P15">“<text:span text:style-name="T6">二酸化炭素 光合成 固定量</text:span>”</text:p>
                  <text:list>
                    <text:list-item>
                      <text:p text:style-name="P15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15">#1<text:tab/>“14kgです”</text:p>
                        </text:list-item>
                        <text:list-item>
                          <text:p text:style-name="P15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/>
            </text:list-item>
          </text:list>
        </text:list-item>
      </text:list>
      <text:p text:style-name="P4"><text:soft-page-break/>[next]</text:p>
      <text:list xml:id="list7110913750107528991" text:style-name="L2">
        <text:list-item>
          <text:p text:style-name="P16">TASK : q-1 (37#20_9~.[CO2].ods)</text:p>
        </text:list-item>
      </text:list>
      <text:p text:style-name="P4">[further]</text:p>
      <text:list xml:id="list240567344238709784" text:style-name="L3">
        <text:list-header>
          <text:p text:style-name="P40"/>
        </text:list-header>
      </text:list>
      <text:p text:style-name="P10"><text:line-break/><text:span text:style-name="T5">[/ XXX] 20200428_181455</text:span></text:p>
      <text:p text:style-name="P10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4">#_ </text:span></text:p>
      <text:list xml:id="list8518010007602469479" text:style-name="L4">
        <text:list-item>
          <text:p text:style-name="P17">REVIEW </text:p>
        </text:list-item>
        <text:list-item>
          <text:p text:style-name="P17">TASK-1 : q-1</text:p>
          <text:list>
            <text:list-item>
              <text:p text:style-name="P17">T-1.1<text:span text:style-name="T6">　</text:span></text:p>
              <text:list>
                <text:list-item>
                  <text:p text:style-name="P17">search : <text:span text:style-name="T6">植林 本数</text:span></text:p>
                </text:list-item>
                <text:list-item>
                  <text:p text:style-name="P17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33">#1<text:tab/>“昭和62年春植における１ha当り植栽本数は”</text:p>
                    </text:list-item>
                    <text:list-item>
                      <text:p text:style-name="P17">==&gt;</text:p>
                    </text:list-item>
                  </text:list>
                </text:list-item>
                <text:list-item>
                  <text:p text:style-name="P17">search : <text:span text:style-name="T6">日本 自動車保有数</text:span> </text:p>
                  <text:list>
                    <text:list-item>
                      <text:p text:style-name="P17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17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17">search : </text:p>
                  <text:list>
                    <text:list-item>
                      <text:p text:style-name="P17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17">search </text:p>
                  <text:list>
                    <text:list-item>
                      <text:p text:style-name="P17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17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17">search : “<text:span text:style-name="T6">日本 CO2 内訳</text:span>”</text:p>
                  <text:list>
                    <text:list-item>
                      <text:p text:style-name="P17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17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"/>
        </text:list-item>
      </text:list>
      <text:p text:style-name="P4"/>
      <text:p text:style-name="P4">[next]</text:p>
      <text:list xml:id="list8912831465436065105" text:style-name="L5">
        <text:list-item>
          <text:p text:style-name="P18">TASK : search</text:p>
          <text:list>
            <text:list-item>
              <text:p text:style-name="P37">https://duckduckgo.com/?ia=web<text:tab/>二酸化炭素 固定化</text:p>
            </text:list-item>
          </text:list>
        </text:list-item>
      </text:list>
      <text:p text:style-name="P4">[further]</text:p>
      <text:list xml:id="list4923693513033508420" text:style-name="L6">
        <text:list-item>
          <text:p text:style-name="P41"/>
        </text:list-item>
      </text:list>
      <text:p text:style-name="P10"><text:line-break/><text:span text:style-name="T5">[/ XXX] 20200429_142524</text:span></text:p>
      <text:p text:style-name="P10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<text:soft-page-break/>20200430_160207</text:p>
      <text:p text:style-name="P4"/>
      <text:p text:style-name="P4">[do] <text:span text:style-name="T4">#_ </text:span></text:p>
      <text:list xml:id="list2101434388149677745" text:style-name="L7">
        <text:list-item>
          <text:p text:style-name="P19">REVIEW </text:p>
        </text:list-item>
        <text:list-item>
          <text:p text:style-name="P19">TASK-1 : q-3</text:p>
          <text:list>
            <text:list-item>
              <text:list>
                <text:list-item>
                  <text:p text:style-name="P52">search</text:p>
                  <text:list>
                    <text:list-item>
                      <text:p text:style-name="P38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19">T-1.1 : tech-1</text:p>
              <text:list>
                <text:list-item>
                  <text:p text:style-name="P19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19">#1<text:tab/>日本では、2007年度の</text:p>
                    </text:list-item>
                    <text:list-item>
                      <text:p text:style-name="P19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list xml:id="list5810452137023403603" text:style-name="L8">
              <text:list-item>
                <text:list>
                  <text:list-item>
                    <text:p text:style-name="P20">%</text:p>
                  </text:list-item>
                </text:list>
              </text:list-item>
            </text:list>
            <text:p text:style-name="P12"/>
          </table:table-cell>
          <table:table-cell table:style-name="表3.C1" office:value-type="string">
            <text:p text:style-name="P12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4"><text:s/>+34.8 % </text:p>
            <text:p text:style-name="P14"/>
          </table:table-cell>
          <table:table-cell table:style-name="表3.C2" office:value-type="string">
            <text:p text:style-name="P14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4"><office:annotation office:name="__Annotation__13009_1309051837"><dc:creator>iwabuchi ken</dc:creator><dc:date>2020-05-06T16:08:40.92</dc:date><text:p text:style-name="P53"><text:span text:style-name="T9">割合 </text:span><text:span text:style-name="T9">in </text:span><text:span text:style-name="T9">全体</text:span></text:p></office:annotation>14.49<office:annotation-end office:name="__Annotation__13009_1309051837"/> %</text:p>
            <text:p text:style-name="P14"/>
          </table:table-cell>
          <table:table-cell table:style-name="表3.C2" office:value-type="string">
            <text:p text:style-name="P12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4">4</text:p>
          </table:table-cell>
          <table:table-cell table:style-name="表3.B2" office:value-type="string">
            <text:p text:style-name="P14"/>
          </table:table-cell>
          <table:table-cell table:style-name="表3.C2" office:value-type="string">
            <text:list xml:id="list1741268659471216388" text:style-name="L9">
              <text:list-item>
                <text:p text:style-name="P21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34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34"><text:soft-page-break/>m1における、火力発電所が占める割合が、100%とする（θ1）</text:p>
              </text:list-item>
              <text:list-item>
                <text:p text:style-name="P34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2"/>
      <text:p text:style-name="P4">[next]</text:p>
      <text:list xml:id="list7006135530743175259" text:style-name="L10">
        <text:list-item>
          <text:p text:style-name="P22">TASK<text:span text:style-name="T6"> : q-3 (cont.)</text:span></text:p>
          <text:list>
            <text:list-item>
              <text:p text:style-name="P22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35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0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8">res free# JVEMV6 37# 23_12 / 37. miscs / 23. CO2 / 20200506_161318</text:p>
      <text:p text:style-name="P5"/>
      <text:p text:style-name="P4">[do] <text:span text:style-name="T4">#_ </text:span></text:p>
      <text:list xml:id="list1253824258845701072" text:style-name="L11">
        <text:list-item>
          <text:p text:style-name="P23"><text:span text:style-name="T4">#_ </text:span>REVIEW </text:p>
        </text:list-item>
        <text:list-item>
          <text:p text:style-name="P23">TASK-1</text:p>
          <text:list>
            <text:list-item>
              <text:p text:style-name="P23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36"><text:soft-page-break/>“CO2固定技術には様々な”</text:p>
                </text:list-item>
                <text:list-item>
                  <text:p text:style-name="P36"><text:span text:style-name="T4">#_ </text:span>#2<text:tab/>“排ガスをCO2を選択的に溶解できる” </text:p>
                </text:list-item>
                <text:list-item>
                  <text:p text:style-name="P36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23">TASK-2 : do-2</text:p>
          <text:list>
            <text:list-item>
              <text:p text:style-name="P23">split CO2 ==&gt; search</text:p>
              <text:list>
                <text:list-item>
                  <text:p text:style-name="P23">M-3</text:p>
                </text:list-item>
                <text:list-item>
                  <text:p text:style-name="P23">M-4 </text:p>
                  <text:list>
                    <text:list-item>
                      <text:list>
                        <text:list-item>
                          <text:p text:style-name="P23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23">#1<text:tab/>“The solution devised by a team ”</text:p>
                    </text:list-item>
                    <text:list-item>
                      <text:p text:style-name="P23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616841513219489218" text:style-name="L12">
        <text:list-item>
          <text:p text:style-name="P24">TASK : M-4, #2</text:p>
          <text:list>
            <text:list-item>
              <text:p text:style-name="P24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24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329064932402288152" text:style-name="L13">
        <text:list-item>
          <text:p text:style-name="P25">CO2 <text:span text:style-name="T6">膜分離　=&gt;　</text:span><office:annotation office:name="__Annotation__13048_1309051837"><dc:creator>iwabuchi ken</dc:creator><dc:date>2020-05-06T18:06:40.98</dc:date><text:p text:style-name="P53"><text:span text:style-name="T9">do-3</text:span></text:p></office:annotation><text:span text:style-name="T6">search</text:span><office:annotation-end office:name="__Annotation__13048_1309051837"/></text:p>
        </text:list-item>
      </text:list>
      <text:p text:style-name="P10"><text:line-break/><text:span text:style-name="T5">[/ XXX] 20200506_180651</text:span></text:p>
      <text:p text:style-name="P11"/>
      <text:p text:style-name="P2"/>
      <text:p text:style-name="P5"><text:soft-page-break/></text:p>
      <text:p text:style-name="P4"><text:span text:style-name="T2">23_12</text:span>--------------------------------------------------------------------</text:p>
      <text:p text:style-name="P8">res free# JVEMV6 37#23_13 / 37. miscs / 23. CO2 / XX</text:p>
      <text:p text:style-name="P5"/>
      <text:p text:style-name="P4">[do] <text:span text:style-name="T4">#_ </text:span></text:p>
      <text:list xml:id="list7886127083351180662" text:style-name="L14">
        <text:list-item>
          <text:p text:style-name="P26">REVIEW </text:p>
        </text:list-item>
        <text:list-item>
          <text:p text:style-name="P26"><text:span text:style-name="T4">#_ </text:span>TASK-1 : M-4, #2</text:p>
          <text:list>
            <text:list-item>
              <text:p text:style-name="P26">#2<text:tab/>“That's why scientists have been working”</text:p>
              <text:list>
                <text:list-item>
                  <text:p text:style-name="P26">Marcel Schreier<text:tab/>:people </text:p>
                </text:list-item>
              </text:list>
            </text:list-item>
          </text:list>
        </text:list-item>
        <text:list-item>
          <text:p text:style-name="P26"><text:span text:style-name="T4">#_ </text:span>TASK-2 : M-5</text:p>
          <text:list>
            <text:list-item>
              <text:p text:style-name="P26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26">#1<text:tab/>“The activity of this catalyst”</text:p>
                  <text:list>
                    <text:list-item>
                      <text:p text:style-name="P26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5281616962260755021" text:style-name="L15">
        <text:list-item>
          <text:p text:style-name="P27">TASK-1 : read docs ==&gt; M-6 ~</text:p>
        </text:list-item>
        <text:list-item>
          <text:p text:style-name="P27">TASK-2 : search ==&gt; “CO2 split” (<office:annotation office:name="__Annotation__18747_1668087087"><dc:creator>iwabuchi ken</dc:creator><dc:date>2020-05-09T18:16:24.99</dc:date><text:p text:style-name="P53"><text:span text:style-name="T9">search</text:span></text:p></office:annotation>s<office:annotation-end office:name="__Annotation__18747_1668087087"/>-1)</text:p>
        </text:list-item>
      </text:list>
      <text:p text:style-name="P4">[further]</text:p>
      <text:list xml:id="list2051205683422940389" text:style-name="L16">
        <text:list-item>
          <text:p text:style-name="P42"/>
        </text:list-item>
      </text:list>
      <text:p text:style-name="P10"><text:line-break/><text:span text:style-name="T5">[/ XXX] 20200509_181633</text:span></text:p>
      <text:p text:style-name="P10"/>
      <text:p text:style-name="P2"/>
      <text:p text:style-name="P5"/>
      <text:p text:style-name="P4"><text:soft-page-break/><text:span text:style-name="T2">23_14</text:span>--------------------------------------------------------------------</text:p>
      <text:p text:style-name="P8">res free# JVEMV6 37#23_15 / 37. miscs / 23. CO2 / 20200510_114014</text:p>
      <text:p text:style-name="P3"/>
      <text:p text:style-name="P4">[do] <text:span text:style-name="T4">#_ </text:span></text:p>
      <text:list xml:id="list8801720251926643920" text:style-name="L17">
        <text:list-item>
          <text:p text:style-name="P28">REVIEW </text:p>
        </text:list-item>
        <text:list-item>
          <text:p text:style-name="P28">TASK-1 : M-6</text:p>
          <text:list>
            <text:list-item>
              <text:p text:style-name="P28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5580638" text:continue-numbering="true" text:style-name="L17">
          <text:list-item>
            <text:list>
              <text:list-item>
                <text:list>
                  <text:list-item>
                    <text:p text:style-name="P28">Michael Grätzel<text:tab/><text:tab/>:people</text:p>
                  </text:list-item>
                  <text:list-item>
                    <text:p text:style-name="P28">Grätzel cells<text:tab/><text:tab/>:w</text:p>
                  </text:list-item>
                  <text:list-item>
                    <text:p text:style-name="P28">Jingshan Luo<text:tab/>:p</text:p>
                  </text:list-item>
                </text:list>
              </text:list-item>
            </text:list>
          </text:list-item>
        </text:list>
      </text:section>
      <text:list xml:id="list35583558" text:continue-numbering="true" text:style-name="L17">
        <text:list-item>
          <text:list>
            <text:list-item>
              <text:list>
                <text:list-item>
                  <text:p text:style-name="P28">"oxygen evolution" reaction<text:tab/>:w</text:p>
                </text:list-item>
                <text:list-item>
                  <text:p text:style-name="P28">#2<text:tab/>“This is the first time “</text:p>
                </text:list-item>
              </text:list>
            </text:list-item>
          </text:list>
        </text:list-item>
        <text:list-item>
          <text:p text:style-name="P28">TASK-2 : M-9 :d-2</text:p>
          <text:list>
            <text:list-item>
              <text:p text:style-name="P28">#1<text:tab/>“One of the best studied”</text:p>
            </text:list-item>
            <text:list-item>
              <text:p text:style-name="P28">#2<text:tab/>“He put a layer of them”</text:p>
            </text:list-item>
            <text:list-item>
              <text:p text:style-name="P28">#3<text:tab/>“Graetzel’s team sought to”</text:p>
            </text:list-item>
            <text:list-item>
              <text:p text:style-name="P28">#4<text:tab/>“a record 13.4% of the energy”</text:p>
            </text:list-item>
            <text:list-item>
              <text:p text:style-name="P28">#5<text:tab/>“Nate Lewis,”</text:p>
            </text:list-item>
          </text:list>
        </text:list-item>
      </text:list>
      <text:p text:style-name="P4">[next]</text:p>
      <text:list xml:id="list6574271278334486642" text:style-name="L18">
        <text:list-item>
          <text:p text:style-name="P29">TASK : M-8</text:p>
          <text:list>
            <text:list-item>
              <text:p text:style-name="P29">==&gt; bookmark : tmp &gt; JVE_37#23_co2 / 20200419_143236 &gt; 20200419_164330</text:p>
            </text:list-item>
          </text:list>
        </text:list-item>
      </text:list>
      <text:p text:style-name="P4">[further]</text:p>
      <text:p text:style-name="P10"><text:line-break/><text:span text:style-name="T5">[/ XXX] 20200510_133707</text:span></text:p>
      <text:p text:style-name="P10"><text:soft-page-break/></text:p>
      <text:p text:style-name="P2"/>
      <text:p text:style-name="P4"><text:span text:style-name="T2">23_15</text:span>--------------------------------------------------------------------</text:p>
      <text:p text:style-name="P8">res free# JVEMV6 37#23_16 / 37. miscs / 23. CO2 / 20200511_172832</text:p>
      <text:p text:style-name="P4"/>
      <text:p text:style-name="P4">[do] <text:span text:style-name="T4">#_ </text:span></text:p>
      <text:list xml:id="list2979264799019818645" text:style-name="L19">
        <text:list-item>
          <text:p text:style-name="P30">REVIEW </text:p>
        </text:list-item>
        <text:list-item>
          <text:p text:style-name="P30">TASK-1 : M-8<text:tab/>:d-1</text:p>
          <text:list>
            <text:list-item>
              <text:p text:style-name="P30">#1<text:tab/>“vacuum ultraviolet light”</text:p>
              <text:list>
                <text:list-item>
                  <text:p text:style-name="P30">VUV<text:tab/>:w</text:p>
                </text:list-item>
              </text:list>
            </text:list-item>
          </text:list>
        </text:list-item>
        <text:list-item>
          <text:p text:style-name="P30">TASK-2 : M-11 :d-2</text:p>
          <text:list>
            <text:list-item>
              <text:p text:style-name="P30">#1<text:tab/>“Whereas on a single atom”</text:p>
            </text:list-item>
            <text:list-item>
              <text:p text:style-name="P30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30">#2<text:tab/>“In addition to ”</text:p>
            </text:list-item>
            <text:list-item>
              <text:p text:style-name="P30">#3<text:tab/>“To get a closer look”</text:p>
            </text:list-item>
          </text:list>
        </text:list-item>
      </text:list>
      <text:p text:style-name="P4">[next]</text:p>
      <text:list xml:id="list3680461070730237637" text:style-name="L20">
        <text:list-item>
          <text:p text:style-name="P31">TASK : M-11 : #3 “To get a closer look”</text:p>
          <text:list>
            <text:list-item>
              <text:p text:style-name="P31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31">M-11.txt // C:\WORKS_2\WS\WS_Others.JVEMV6\JVEMV6\37_miscs\23_CO2\texts</text:p>
                </text:list-item>
              </text:list>
            </text:list-item>
          </text:list>
        </text:list-item>
      </text:list>
      <text:p text:style-name="P4">[further]</text:p>
      <text:list xml:id="list6822911460448907137" text:style-name="L21">
        <text:list-item>
          <text:p text:style-name="P43"/>
        </text:list-item>
      </text:list>
      <text:p text:style-name="P10"><text:soft-page-break/><text:line-break/><text:span text:style-name="T5">[/ XXX] 20200511_185226</text:span></text:p>
      <text:p text:style-name="P10"/>
      <text:p text:style-name="P2"/>
      <text:p text:style-name="P3"/>
      <text:p text:style-name="P4"><text:span text:style-name="T2">37#23_16</text:span>-----------------------------------------------------------------</text:p>
      <text:p text:style-name="P8">res free# JVEMV6 37#23_17 / 37. miscs / 23. CO2 / 20200512_175844</text:p>
      <text:p text:style-name="P4"/>
      <text:p text:style-name="P8">res free# JVEMV6 37#23_18 / 37. miscs / 23. CO2 / 20200514_144622</text:p>
      <text:p text:style-name="P4"/>
      <text:p text:style-name="P4">[do] <text:span text:style-name="T4">#_ </text:span></text:p>
      <text:list xml:id="list3732967001012763909" text:style-name="L22">
        <text:list-item>
          <text:p text:style-name="P32">REVIEW </text:p>
        </text:list-item>
        <text:list-item>
          <text:p text:style-name="P32"><text:span text:style-name="T4">#_ </text:span>TASK-1 : M-11 : #3 “To get a closer look” <text:s/>:d-1</text:p>
          <text:list>
            <text:list-item>
              <text:p text:style-name="P32">#3 “To get a closer look” </text:p>
              <text:list>
                <text:list-item>
                  <text:p text:style-name="P32">graphene<text:tab/>:w [20200514_144633</text:p>
                </text:list-item>
              </text:list>
            </text:list-item>
          </text:list>
        </text:list-item>
        <text:list-item>
          <text:p text:style-name="P32"><text:span text:style-name="T4">#_ </text:span>TASK-2 : M-12 :d-2</text:p>
          <text:list>
            <text:list-item>
              <text:p text:style-name="P32">#1<text:tab/>“Oxygen Production Rate”</text:p>
              <text:list>
                <text:list-item>
                  <text:p text:style-name="P32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32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4">[next]</text:p>
      <text:list xml:id="list3310927239620245627" text:style-name="L23">
        <text:list-item>
          <text:p text:style-name="P44">TASK : M-13</text:p>
        </text:list-item>
      </text:list>
      <text:p text:style-name="P4">[further]</text:p>
      <text:p text:style-name="P10"><text:soft-page-break/><text:line-break/><text:span text:style-name="T5">[/ XXX] 20200514_153438</text:span></text:p>
      <text:p text:style-name="P10"/>
      <text:p text:style-name="P47"><text:span text:style-name="T8">@@@</text:span></text:p>
      <text:p text:style-name="P3"/>
      <text:p text:style-name="P4"><text:span text:style-name="T2">23_18</text:span>--------------------------------------------------------------------</text:p>
      <text:p text:style-name="P8">res free# JVEMV6 37#23_XX / 37. miscs / 23. CO2 / XXX</text:p>
      <text:p text:style-name="P4"/>
      <text:p text:style-name="P4">[do] <text:span text:style-name="T4">#_ </text:span></text:p>
      <text:list xml:id="list35569116" text:continue-list="list2101434388149677745" text:style-name="L7">
        <text:list-item>
          <text:p text:style-name="P19">REVIEW </text:p>
        </text:list-item>
        <text:list-item>
          <text:p text:style-name="P19">TASK-1</text:p>
        </text:list-item>
        <text:list-item>
          <text:p text:style-name="P19"/>
        </text:list-item>
      </text:list>
      <text:p text:style-name="P4"/>
      <text:p text:style-name="P4">[next]</text:p>
      <text:list xml:id="list5279294427560387705" text:style-name="L27">
        <text:list-item>
          <text:p text:style-name="P46">TASK</text:p>
        </text:list-item>
      </text:list>
      <text:p text:style-name="P4">[further]</text:p>
      <text:p text:style-name="P10"><text:line-break/><text:span text:style-name="T5">[/ XXX] </text:span></text:p>
      <text:p text:style-name="P10"/>
      <text:p text:style-name="P5"/>
      <text:p text:style-name="P3">----------------------------------------- [TEMPLATE] 20200427_130632</text:p>
      <text:p text:style-name="P4"><text:span text:style-name="T1">23_X</text:span>--------------------------------------------------------------------</text:p>
      <text:p text:style-name="P8">res free# JVEMV6 37#23_X / 37. miscs / 23. CO2 / XXX</text:p>
      <text:p text:style-name="P4"/>
      <text:p text:style-name="P4"><text:soft-page-break/>[do] <text:span text:style-name="T4">#_ </text:span></text:p>
      <text:list xml:id="list35587626" text:continue-list="list35569116" text:style-name="L7">
        <text:list-item>
          <text:p text:style-name="P19">REVIEW </text:p>
        </text:list-item>
        <text:list-item>
          <text:p text:style-name="P19">TASK-1</text:p>
        </text:list-item>
        <text:list-item>
          <text:p text:style-name="P19"/>
        </text:list-item>
      </text:list>
      <text:p text:style-name="P4"/>
      <text:p text:style-name="P4">[next]</text:p>
      <text:list xml:id="list3674465261078806482" text:style-name="L25">
        <text:list-item>
          <text:p text:style-name="P45">TASK</text:p>
        </text:list-item>
      </text:list>
      <text:p text:style-name="P4">[further]</text:p>
      <text:p text:style-name="P10"><text:line-break/><text:span text:style-name="T5">[/ XXX] </text:span></text:p>
      <text:p text:style-name="P10"/>
      <text:p text:style-name="P6"/>
      <text:p text:style-name="P4">/ <text:span text:style-name="T3">------------------------------------------------ [TEMPLATE] 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<text:soft-page-break/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3"/>
          </table:table-cell>
          <table:table-cell table:style-name="表2.A1" office:value-type="string">
            <text:p text:style-name="P13"/>
          </table:table-cell>
          <table:table-cell table:style-name="表2.C1" office:value-type="string">
            <text:p text:style-name="P13"/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A2" office:value-type="string">
            <text:p text:style-name="P13"/>
          </table:table-cell>
          <table:table-cell table:style-name="表2.C2" office:value-type="string">
            <text:p text:style-name="P13"/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A2" office:value-type="string">
            <text:p text:style-name="P13"/>
          </table:table-cell>
          <table:table-cell table:style-name="表2.C2" office:value-type="string">
            <text:p text:style-name="P13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3">C:\WORKS_2\a.bat &amp;&amp; r oj &amp;&amp; git add -A &amp;&amp; git commit -m ^"(res : JVE_37#23 : CO2 : 23_18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14T15:36:17.53</dc:date>
    <dc:creator>iwabuchi ken</dc:creator>
    <meta:editing-duration>PT13H1M38S</meta:editing-duration>
    <meta:editing-cycles>67</meta:editing-cycles>
    <meta:generator>OpenOffice/4.1.3$Win32 OpenOffice.org_project/413m1$Build-9783</meta:generator>
    <meta:document-statistic meta:table-count="4" meta:image-count="0" meta:object-count="0" meta:page-count="20" meta:paragraph-count="343" meta:word-count="2005" meta:character-count="11213"/>
  </office:meta>
</office:document-meta>
</file>